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pple-system" svg:font-family="apple-system, BlinkMacSystemFont, 'Segoe UI', Helvetica, Arial, sans-serif, 'Apple Color Emoji', 'Segoe UI Emoji', 'Segoe UI 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officeooo:rsid="000f1541" officeooo:paragraph-rsid="000f1541"/>
    </style:style>
    <style:style style:name="P2" style:family="paragraph" style:parent-style-name="Text_20_body">
      <style:text-properties officeooo:rsid="000f689c" officeooo:paragraph-rsid="000f689c"/>
    </style:style>
    <style:style style:name="P3" style:family="paragraph" style:parent-style-name="Text_20_body">
      <style:text-properties officeooo:rsid="001053ec" officeooo:paragraph-rsid="001053ec"/>
    </style:style>
    <style:style style:name="P4" style:family="paragraph" style:parent-style-name="Text_20_body" style:list-style-name="L1">
      <style:text-properties officeooo:rsid="001053ec" officeooo:paragraph-rsid="001053ec"/>
    </style:style>
    <style:style style:name="P5" style:family="paragraph" style:parent-style-name="Text_20_body">
      <style:text-properties fo:font-weight="bold" officeooo:rsid="001053ec" officeooo:paragraph-rsid="001053ec" style:font-weight-asian="bold" style:font-weight-complex="bold"/>
    </style:style>
    <style:style style:name="P6" style:family="paragraph" style:parent-style-name="Text_20_body">
      <style:text-properties fo:font-weight="bold" officeooo:rsid="00117cb0" officeooo:paragraph-rsid="00117cb0" style:font-weight-asian="bold" style:font-weight-complex="bold"/>
    </style:style>
    <style:style style:name="P7" style:family="paragraph" style:parent-style-name="Text_20_body">
      <style:text-properties fo:font-weight="normal" officeooo:rsid="001053ec" officeooo:paragraph-rsid="001053ec" style:font-weight-asian="normal" style:font-weight-complex="normal"/>
    </style:style>
    <style:style style:name="P8" style:family="paragraph" style:parent-style-name="Text_20_body" style:list-style-name="L2">
      <style:text-properties fo:font-weight="normal" officeooo:rsid="00117cb0" officeooo:paragraph-rsid="00117cb0" style:font-weight-asian="normal" style:font-weight-complex="normal"/>
    </style:style>
    <style:style style:name="P9" style:family="paragraph" style:parent-style-name="Text_20_body">
      <style:text-properties fo:font-weight="normal" officeooo:rsid="00117cb0" officeooo:paragraph-rsid="00117cb0" style:font-weight-asian="normal" style:font-weight-complex="normal"/>
    </style:style>
    <style:style style:name="P10" style:family="paragraph" style:parent-style-name="Text_20_body" style:list-style-name="L1">
      <style:text-properties officeooo:paragraph-rsid="001053ec"/>
    </style:style>
    <style:style style:name="P11" style:family="paragraph" style:parent-style-name="Text_20_body" style:list-style-name="L2">
      <style:text-properties officeooo:paragraph-rsid="001053ec"/>
    </style:style>
    <style:style style:name="P12" style:family="paragraph" style:parent-style-name="Text_20_body">
      <style:text-properties officeooo:paragraph-rsid="00117cb0"/>
    </style:style>
    <style:style style:name="P13" style:family="paragraph" style:parent-style-name="Text_20_body">
      <style:paragraph-properties fo:margin-left="0cm" fo:margin-right="0cm" fo:text-indent="0cm" style:auto-text-indent="false"/>
      <style:text-properties officeooo:paragraph-rsid="00117cb0"/>
    </style:style>
    <style:style style:name="P14" style:family="paragraph" style:parent-style-name="Preformatted_20_Text">
      <style:paragraph-properties fo:margin-left="0cm" fo:margin-right="0cm" fo:text-indent="0cm" style:auto-text-indent="false"/>
      <style:text-properties fo:font-variant="normal" fo:text-transform="none" fo:color="#333333" style:font-name="Consolas" fo:font-size="7.80000019073486pt" fo:letter-spacing="normal" fo:font-style="normal" fo:font-weight="normal" officeooo:paragraph-rsid="00117cb0"/>
    </style:style>
    <style:style style:name="P15" style:family="paragraph" style:parent-style-name="Preformatted_20_Text">
      <style:paragraph-properties fo:margin-top="0cm" fo:margin-bottom="0cm" style:contextual-spacing="false" fo:line-height="145%" fo:orphans="2" fo:widows="2" fo:background-color="#f7f7f7" fo:padding="0cm" fo:border="none">
        <style:background-image/>
      </style:paragraph-properties>
      <style:text-properties fo:font-variant="normal" fo:text-transform="none" fo:color="#333333" fo:letter-spacing="normal"/>
    </style:style>
    <style:style style:name="T1" style:family="text">
      <style:text-properties officeooo:rsid="000f1541"/>
    </style:style>
    <style:style style:name="T2" style:family="text">
      <style:text-properties fo:font-weight="bold" style:font-weight-asian="bold" style:font-weight-complex="bold"/>
    </style:style>
    <style:style style:name="T3" style:family="text">
      <style:text-properties fo:font-weight="bold" officeooo:rsid="001053ec" style:font-weight-asian="bold" style:font-weight-complex="bold"/>
    </style:style>
    <style:style style:name="T4" style:family="text">
      <style:text-properties fo:font-weight="bold" officeooo:rsid="00117cb0" style:font-weight-asian="bold" style:font-weight-complex="bold"/>
    </style:style>
    <style:style style:name="T5" style:family="text">
      <style:text-properties officeooo:rsid="000f689c"/>
    </style:style>
    <style:style style:name="T6" style:family="text">
      <style:text-properties fo:font-weight="normal" style:font-weight-asian="normal" style:font-weight-complex="normal"/>
    </style:style>
    <style:style style:name="T7" style:family="text">
      <style:text-properties fo:font-weight="normal" officeooo:rsid="001053ec" style:font-weight-asian="normal" style:font-weight-complex="normal"/>
    </style:style>
    <style:style style:name="T8" style:family="text">
      <style:text-properties fo:font-weight="normal" officeooo:rsid="00117cb0" style:font-weight-asian="normal" style:font-weight-complex="normal"/>
    </style:style>
    <style:style style:name="T9" style:family="text">
      <style:text-properties officeooo:rsid="00117cb0"/>
    </style:style>
    <style:style style:name="T10" style:family="text">
      <style:text-properties style:font-name="Consolas" fo:font-size="7.80000019073486pt" fo:font-style="normal" fo:font-weight="normal"/>
    </style:style>
    <style:style style:name="T11" style:family="text">
      <style:text-properties fo:font-variant="normal" fo:text-transform="none" fo:color="#333333" style:font-name="Consolas" fo:font-size="7.80000019073486pt" fo:letter-spacing="normal" fo:font-style="normal" fo:font-weight="normal" fo:padding="0cm" fo:border="none"/>
    </style:style>
    <style:style style:name="T12" style:family="text">
      <style:text-properties fo:font-variant="normal" fo:text-transform="none" fo:color="#333333" fo:letter-spacing="normal"/>
    </style:style>
    <style:style style:name="T13" style:family="text">
      <style:text-properties fo:color="#0086b3"/>
    </style:style>
    <style:style style:name="T14" style:family="text">
      <style:text-properties fo:color="#0086b3" style:font-name="Consolas" fo:font-size="7.80000019073486pt" fo:font-style="normal" fo:font-weight="normal"/>
    </style:style>
    <style:style style:name="T15" style:family="text">
      <style:text-properties fo:color="#183691"/>
    </style:style>
    <style:style style:name="T16" style:family="text">
      <style:text-properties fo:color="#183691" style:font-name="Consolas" fo:font-size="7.80000019073486pt"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eek <text:span text:style-name="T1">@</text:span>clojure-android)</text:p>
      <text:p text:style-name="Text_20_body"/>
      <text:p text:style-name="P3">This article covers a Clojure for Android technology stack review with various juicy hints on what you can expect from it, where can you use it successfully and what's the future of all this. </text:p>
      <text:p text:style-name="P1">Spurred by this<text:span text:style-name="T2">[link]</text:span> 1980s add – <text:span text:style-name="T2">catch line</text:span> (and when I say spurred I mean heavily amused and laughing out loud) I've decided to postpone my ideea implementation no longer.</text:p>
      <text:p text:style-name="P1">What's it all about? Well, in a nutshell, I've wanted something that acts both as memory training exercise and as a tool for improving self-organizing and productivity.</text:p>
      <text:p text:style-name="P1">We all wri<text:span text:style-name="T2">P</text:span>e <text:span text:style-name="T5">and use </text:span>todo Lis<text:span text:style-name="T2">P</text:span>s – and yes there is a clue in there – <text:span text:style-name="T5">under the assumption that it helps us be more productive and more focused by having a timebox-ish plan (we're not talking about bucket lists here or long life dreams and plans) which we expres as a simple list of actions to be done in the course of a clear interval. (I myself usually use todos on a daily basis).</text:span></text:p>
      <text:p text:style-name="P2">However, using a todo also gives a false sense of comfort and we usually don't exercise our memory enough -why? Because we've written it down on a todo, right? why should one bother to remember the deails? </text:p>
      <text:p text:style-name="P2">So this is the ideea behind this simple app: instead of having a full fledged todo – checkbox and todo item description we can have colored checkboxes, have the details stored but not displayed, use your associative memory to know what each item on the list is about only by seeing a border-colored checkbox. You can check out more about the app here <text:span text:style-name="T2">[link-to-playstore-app]</text:span><text:span text:style-name="T6">.</text:span></text:p>
      <text:p text:style-name="P2"><text:span text:style-name="T6">Now, although here at icslab.eu, we usually have a nervous twitch when we here the words Android/iOS API, </text:span><text:span text:style-name="T7">we do actually enjoy and appreciate having a small personal – quite powerfull – computer at our fingertips disposals just by reaching into our pockets.</text:span></text:p>
      <text:p text:style-name="P3"><text:span text:style-name="T6">It's settled then: I'll an Android based app for having coloreful todos that also help our brains.</text:span></text:p>
      <text:p text:style-name="P5">Design – Standalone, Android and Clojure</text:p>
      <text:p text:style-name="P7">My first design decision: a standalone app.</text:p>
      <text:p text:style-name="P7">Although nowadays most sensible mobile app developers will tell you that writing a web mobile app is far better to write and is more flexible, extendable and scalable there are some reasons why I've wanted to have my small app as a standalone one:</text:p>
      <text:list xml:id="list1237847051998194504" text:style-name="L1">
        <text:list-item>
          <text:p text:style-name="P10"><text:span text:style-name="T7">first: of all I've wanted an app that needs no data connectivity whatsoever</text:span></text:p>
        </text:list-item>
        <text:list-item>
          <text:p text:style-name="P4"><text:span text:style-name="T6">next: I've wanted to have full access to my device</text:span></text:p>
        </text:list-item>
        <text:list-item>
          <text:p text:style-name="P4"><text:span text:style-name="T6">third: you are actually walking around with quite a bit of computing power dispensed by your smart phone; why not use it? Why induce load/costs/congestion on other machines and networks when it is not needed (I know what you're thinking, it's either gonna be: economy is a bitch OR this guy is way way way to confident in his app future ratings)</text:span></text:p>
        </text:list-item>
        <text:list-item>
          <text:p text:style-name="P4"><text:span text:style-name="T6">and last – it's always annoying to relly on online microservices and whatnot; I don't know </text:span><text:soft-page-break/><text:span text:style-name="T6">about your feel but I actually like some privacy from time to time :)</text:span></text:p>
        </text:list-item>
      </text:list>
      <text:p text:style-name="P3"/>
      <text:p text:style-name="P3"><text:span text:style-name="T6">My second design decision: Android.</text:span></text:p>
      <text:p text:style-name="P7">“Why Android?” I hear you cry? several reasons: it's a tested and well documented API (although I personally get food poisoning just thinking about it), it's a bit more flexible then iOS, you get a larger variety of devices (and for less money), Google Play platform for deploying is quite good lately.</text:p>
      <text:p text:style-name="P7">So </text:p>
      <text:p text:style-name="P7"/>
      <text:p text:style-name="P7">And my last design deicision: Clojure as the way to build things.</text:p>
      <text:p text:style-name="P7">Well this one shouldn't be that surprising – just a glance at my profile and you'll see why this subjective call.</text:p>
      <text:p text:style-name="P5">Clojure for Android</text:p>
      <text:p text:style-name="P7">The Clojure tech stack for one to use in symbiosis with Android is not that vast. </text:p>
      <text:p text:style-name="P7">You can actually rely on just a small kit of APIs and these are:</text:p>
      <text:list xml:id="list6719996263108867535" text:style-name="L2">
        <text:list-item>
          <text:p text:style-name="P11"><text:span text:style-name="T7">Lein-droid </text:span><text:span text:style-name="T3">[link]</text:span></text:p>
        </text:list-item>
        <text:list-item>
          <text:p text:style-name="P8">Neko <text:span text:style-name="T2">[link]</text:span></text:p>
        </text:list-item>
        <text:list-item>
          <text:p text:style-name="P8">emacs + CIDER <text:span text:style-name="T2">[link]</text:span></text:p>
        </text:list-item>
      </text:list>
      <text:p text:style-name="P9">Yes! That's about it. The rest of things you'll find mostly rely on the above.</text:p>
      <text:p text:style-name="P6">Lein-droid</text:p>
      <text:p text:style-name="P12">Lein-droid is a plugin for <text:a xlink:type="simple" xlink:href="http://leiningen.org/">Leiningen</text:a>.</text:p>
      <text:p text:style-name="P12"><text:span text:style-name="T9">And leiningen is a Clojure project management tool which allows you quickly generate, build and deploy your projects.</text:span></text:p>
      <text:p text:style-name="P12"><text:span text:style-name="T9">M</text:span>ake sure you have <text:span text:style-name="T9">the latest leiningne </text:span>installed <text:span text:style-name="T9">when working with lein-droid as it wasn't at all times stable</text:span>. </text:p>
      <text:p text:style-name="P12"><text:span text:style-name="T9">Using Lein-droid is farily simple and quite enjoyable: </text:span>you create a new project with <text:span text:style-name="Source_20_Text">lein new droid &lt;project-name&gt; &lt;package-name&gt; [optional-args]</text:span>, the template will be downloaded automatically, and inside the project folder lein-droid will be already available.</text:p>
      <text:p text:style-name="P12"><text:span text:style-name="T9">You build your Android app and install it on a real/emulated device (I've always worked with a real connected device as it is sooo much faster) using </text:span><text:span text:style-name="Source_20_Text"><text:span text:style-name="T9">lein droid doall</text:span></text:span><text:bookmark text:name="user-content-setting-the-path-to-android-sdk"/>.</text:p>
      <text:p text:style-name="P13"><text:span text:style-name="T9">You do need to setup the Andrdoi SDK path by hand in the generated project.clj (after the lein new.. <text:s/>command).</text:span></text:p>
      <text:p text:style-name="P13"/>
      <text:p text:style-name="P13"><text:soft-page-break/><text:span text:style-name="T4">Emacs &amp; CIDER</text:span></text:p>
      <text:p text:style-name="P13"><text:span text:style-name="T8">If you've never used Clojure before (or if you only used IntelliJ) then you should know that usually emacs is the defacto Clojure editor amongst clojureians. More so, CIDER is one of the most used (not necessarily loved) Clojure IDE and REPL for emacs – it gives you sintax highligh, nice shortcuts for developing, integration with the ReadPrintEvalLoop, pleasant-ish navigation shortcuts.</text:span></text:p>
      <text:p text:style-name="P13"><text:span text:style-name="T8">If you already have CIDER setup for you emacs Clojure development environmet then all that's left to do is to add the following to your</text:span><text:span text:style-name="T12"> </text:span><text:span text:style-name="Source_20_Text"><text:span text:style-name="T11">profiles.clj</text:span></text:span><text:span text:style-name="T12"> </text:span></text:p>
      <text:p text:style-name="P14">:android-user {<text:span text:style-name="T13">:dependencies</text:span> [[cider/cider-nrepl <text:span text:style-name="T15">"0.9.1"</text:span>]]</text:p>
      <text:p text:style-name="P15"><text:s text:c="15"/><text:span text:style-name="T14">:android</text:span><text:span text:style-name="T10"> {</text:span><text:span text:style-name="T14">:aot-exclude-ns</text:span><text:span text:style-name="T10"> [</text:span><text:span text:style-name="T16">"cider.nrepl.middleware.util.java.parser"</text:span></text:p>
      <text:p text:style-name="P15"><text:s text:c="33"/><text:span text:style-name="T16">"cider.nrepl"</text:span><text:span text:style-name="T10"> </text:span><text:span text:style-name="T16">"cider-nrepl.plugin"</text:span><text:span text:style-name="T10">]}}</text:span></text:p>
      <text:p text:style-name="P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pple-system" svg:font-family="apple-system, BlinkMacSystemFont, 'Segoe UI', Helvetica, Arial, sans-serif, 'Apple Color Emoji', 'Segoe UI Emoji', 'Segoe UI 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08:48:01.346726372</meta:creation-date>
    <meta:generator>LibreOffice/4.2.8.2$Linux_X86_64 LibreOffice_project/420m0$Build-2</meta:generator>
    <dc:date>2016-10-23T09:40:19.004491428</dc:date>
    <meta:editing-duration>PT43M23S</meta:editing-duration>
    <meta:editing-cycles>3</meta:editing-cycles>
    <meta:document-statistic meta:table-count="0" meta:image-count="0" meta:object-count="0" meta:page-count="3" meta:paragraph-count="42" meta:word-count="875" meta:character-count="5229" meta:non-whitespace-character-count="4336"/>
  </office:meta>
</office:document-meta>
</file>